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5" table:default-cell-style-name="Default"/>
        <table:table-row table:style-name="ro1">
          <table:table-cell office:value-type="float" office:value="138">
            <text:p>13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01">
            <text:p>20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1">
            <text:p>15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4/15/2014</text:date>, <text:time>21:4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ikat Gomes</meta:initial-creator>
    <meta:creation-date>2014-04-15T21:46:00</meta:creation-date>
    <dc:date>2014-04-15T21:46:34</dc:date>
    <dc:creator>Saikat Gomes</dc:creator>
    <meta:editing-duration>PT00H00M36S</meta:editing-duration>
    <meta:editing-cycles>1</meta:editing-cycles>
    <meta:document-statistic meta:table-count="3" meta:cell-count="225" meta:object-count="0"/>
    <meta:generator>OpenOffice.org/3.2$Unix OpenOffice.org_project/320m19$Build-9505</meta:generator>
  </office:meta>
</office:document-meta>
</file>